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-asian="swiss" style:font-family-generic-complex="swiss" style:font-pitch-asian="variable" style:font-pitch-complex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7%" style:tab-stop-distance="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694in" svg:stroke-color="#000000" svg:stroke-opacity="100%" draw:auto-grow-width="false" draw:auto-grow-height="false"/>
      <style:paragraph-properties style:font-independent-line-spacing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&lt;&lt;foreach [in customers]&gt;&gt;</text:p>
          </table:table-cell>
          <table:table-cell table:number-columns-repeated="16383" table:style-name="ce1"/>
        </table:table-row>
        <table:table-row table:style-name="ro1">
          <table:table-cell table:style-name="ce1">
            <draw:frame draw:z-index="1" draw:id="id0" draw:style-name="a3" draw:name="Text Box 6" svg:x="0in" svg:y="0in" svg:width="2in" svg:height="1.45833in">
              <draw:text-box>
                <text:p text:style-name="a2" text:class-names="" text:cond-style-name=""><text:span text:style-name="a0" text:class-names="">&lt;&lt;image [Photo]&gt;&gt;</text:span><text:span text:style-name="a1" text:class-names=""/></text:p>
              </draw:text-box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 office:value-type="string" table:style-name="ce3">
            <text:p>&lt;&lt;[CustomerName]&gt;&gt;</text:p>
          </table:table-cell>
          <table:table-cell table:number-columns-repeated="2" table:style-name="ce1"/>
          <table:table-cell office:value-type="string" table:style-name="ce2">
            <text:p>&lt;&lt;/foreach&gt;&gt;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Иван</meta:initial-creator>
    <dc:creator>USMAN</dc:creator>
    <meta:creation-date>2015-10-25T21:41:41Z</meta:creation-date>
    <dc:date>2015-12-14T06:47:13Z</dc:date>
  </office:meta>
</office:document-meta>
</file>